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60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26cm" fo:min-width="3.8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76cm" fo:min-width="4.0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cm" fo:min-width="2.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5.8cm" svg:height="3.6cm" svg:x="6.8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1cm" svg:height="3.5cm" svg:x="7.1cm" svg:y="24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3cm" svg:height="2.9cm" svg:x="5.6cm" svg:y="6.6cm">
          <text:p text:style-name="P1">Wprowadź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6.2cm" svg:height="5.3cm" svg:x="5.9cm" svg:y="10.8cm">
          <text:p text:style-name="P1">Czy liczba dzieli</text:p>
          <text:p text:style-name="P1"><text:s/>się 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7.3cm" svg:height="2.9cm" svg:x="11.6cm" svg:y="17.9cm">
          <text:p text:style-name="P1">Wyprowadź:</text:p>
          <text:p text:style-name="P1"><text:s/>Liczba nie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cm" svg:height="2.9cm" svg:x="5.6cm" svg:y="6.601cm">
          <text:p text:style-name="P1">Wprowadź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7.3cm" svg:height="2.9cm" svg:x="1.8cm" svg:y="17.8cm">
          <text:p text:style-name="P1">Wyprowadź:</text:p>
          <text:p text:style-name="P1"><text:s/>Liczba 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9.9cm" svg:y1="5.6cm" svg:x2="10.3cm" svg:y2="7cm">
          <text:p/>
        </draw:line>
        <draw:line draw:style-name="gr5" draw:text-style-name="P2" draw:layer="layout" svg:x1="9.4cm" svg:y1="9.6cm" svg:x2="9cm" svg:y2="11.1cm">
          <text:p/>
        </draw:line>
        <draw:connector draw:style-name="gr6" draw:text-style-name="P1" draw:layer="layout" svg:x1="12.1cm" svg:y1="13.45cm" svg:x2="15.25cm" svg:y2="17.9cm" draw:start-shape="id1" draw:start-glue-point="7" draw:end-shape="id2" draw:end-glue-point="5" svg:d="M12100 13450h3150v4450" svg:viewBox="0 0 3151 4451">
          <text:p text:style-name="P1">Nie</text:p>
        </draw:connector>
        <draw:connector draw:style-name="gr6" draw:text-style-name="P1" draw:layer="layout" svg:x1="5.9cm" svg:y1="13.45cm" svg:x2="5.45cm" svg:y2="17.8cm" draw:start-shape="id1" draw:start-glue-point="5" draw:end-shape="id3" draw:end-glue-point="5" svg:d="M5900 13450h-501v3501h51v849" svg:viewBox="0 0 502 4351">
          <text:p text:style-name="P1"><text:s text:c="6"/>Tak</text:p>
        </draw:connector>
        <draw:line draw:style-name="gr5" draw:text-style-name="P2" draw:layer="layout" svg:x1="5.5cm" svg:y1="20.8cm" svg:x2="8.1cm" svg:y2="25.7cm">
          <text:p/>
        </draw:line>
        <draw:line draw:style-name="gr5" draw:text-style-name="P2" draw:layer="layout" svg:x1="14.5cm" svg:y1="20.9cm" svg:x2="12.3cm" svg:y2="25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03:17.743463026</meta:creation-date>
    <dc:date>2020-09-16T12:08:15.154904336</dc:date>
    <meta:editing-duration>PT4M47S</meta:editing-duration>
    <meta:editing-cycles>1</meta:editing-cycles>
    <meta:document-statistic meta:object-count="13"/>
    <meta:generator>LibreOffice/6.4.5.2$Linux_X86_64 LibreOffice_project/40$Build-2</meta:generator>
  </office:meta>
</office:document-meta>
</file>